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marker-end="Line_20_Arrow" draw:marker-end-width="0.3cm" draw:fill="none" draw:textarea-vertical-align="middle"/>
    </style:style>
    <style:style style:name="pr1" style:family="presentation" style:parent-style-name="lyt-aqua-subtitle">
      <style:graphic-properties draw:fill-color="#ffffff" fo:min-height="16.842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12.18cm"/>
    </style:style>
    <style:style style:name="pr5" style:family="presentation" style:parent-style-name="lyt-aqua-notes">
      <style:graphic-properties draw:fill-color="#ffffff" fo:min-height="13.364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layer="layout" svg:width="25.199cm" svg:height="16.842cm" svg:x="1.4cm" svg:y="1.637cm" presentation:class="subtitle" presentation:user-transformed="true">
          <draw:text-box>
            <text:p><text:span text:style-name="T1">Laboratorio</text:span></text:p>
            <text:p><text:span text:style-name="T1">Programmazione concorrente e distribuita</text:span></text:p>
            <text:p/>
            <text:p/>
            <text:p><text:span text:style-name="T2">Simone Albertini</text:span></text:p>
            <text:p><text:span text:style-name="T2">14 maggio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me si lavora oggi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Ognuno sulla sua postazione</text:p>
              </text:list-item>
              <text:list-item>
                <text:p>Svolgere l'esercizio sulla traccia</text:p>
              </text:list-item>
              <text:list-item>
                <text:p>Si possono scambiare opinioni, consultare materiale, fare domande.</text:p>
              </text:list-item>
              <text:list-item>
                <text:p>Tempo: 3 ore. </text:p>
              </text:list-item>
            </text:list>
          </draw:text-box>
        </draw:frame>
        <draw:frame draw:style-name="gr2" draw:text-style-name="P1" draw:layer="layout" svg:width="15.6cm" svg:height="1.987cm" svg:x="6cm" svg:y="15.013cm">
          <draw:text-box>
            <text:p text:style-name="P1">http://bit.ly/10n9yWI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4" draw:text-style-name="P2" draw:layer="layout" svg:width="24.599cm" svg:height="12.18cm" svg:x="2cm" svg:y="5.5cm" presentation:class="outline">
          <draw:text-box>
            <text:list text:style-name="L2">
              <text:list-item>
                <text:p text:style-name="P2"><text:span text:style-name="T3">Simulare lo svolgimento di un gioco da un numero arbitrario di giocatori.</text:span></text:p>
              </text:list-item>
              <text:list-item>
                <text:p text:style-name="P2"><text:span text:style-name="T3">Un croupier gestisce il gioco.</text:span></text:p>
              </text:list-item>
              <text:list-item>
                <text:p text:style-name="P2"><text:span text:style-name="T3">Il gioco è a turni: ogni giocatore ad ogni turno ottiene un numero di punti, da 0 a 9.</text:span></text:p>
              </text:list-item>
              <text:list-item>
                <text:p text:style-name="P2"><text:span text:style-name="T3">Il primo che arriva a 30 punti vinc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Giocatore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Oggetto attivo</text:p>
              </text:list-item>
              <text:list-item>
                <text:p>Identificato da un nome</text:p>
              </text:list-item>
              <text:list-item>
                <text:p>Gioca:</text:p>
                <text:list>
                  <text:list-item>
                    <text:p>Effettuare la giocata necessita un tempo casuale da 1 a 3 secondi</text:p>
                  </text:list-item>
                  <text:list-item>
                    <text:p>I punti ottenuti sono calcolati casualmente tra 0 e 9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roupier</text:p>
          </draw:text-box>
        </draw:frame>
        <draw:frame presentation:style-name="pr4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Gestisce la partita, attendendo le giocate di tutti i giocatori.</text:p>
              </text:list-item>
              <text:list-item>
                <text:p>Quando tutti hanno giocato, dà il via libera alle giocate successi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Gestire i punti</text:p>
          </draw:text-box>
        </draw:frame>
        <draw:frame presentation:style-name="pr4" draw:layer="layout" svg:width="24.599cm" svg:height="13.901cm" svg:x="2cm" svg:y="5.5cm" presentation:class="outline" presentation:user-transformed="true">
          <draw:text-box>
            <text:list text:style-name="L2">
              <text:list-item>
                <text:p>Ad ogni turno, ciascun giocatore ottiene dei punti.</text:p>
              </text:list-item>
              <text:list-item>
                <text:p>La somma dei punti deve essere ricordata e ad ogni turno si deve controllare se c'è un vincitore</text:p>
                <text:list>
                  <text:list-item>
                    <text:p>Vince chi supera per primo soglia 30 punti</text:p>
                  </text:list-item>
                  <text:list-item>
                    <text:p>Se più giocatori superano la soglia, vince chi ha più punti</text:p>
                  </text:list-item>
                </text:list>
              </text:list-item>
              <text:list-item>
                <text:p>Implementare la gestione dei punti in un oggetto indipendent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Riepilogo</text:p>
          </draw:text-box>
        </draw:frame>
        <draw:frame presentation:style-name="pr4" draw:layer="layout" svg:width="24.599cm" svg:height="12.18cm" svg:x="2cm" svg:y="4.6cm" presentation:class="outline" presentation:user-transformed="true">
          <draw:text-box>
            <text:list text:style-name="L2">
              <text:list-item>
                <text:p>Oggetti:</text:p>
                <text:list>
                  <text:list-item>
                    <text:p>Player (attivo)</text:p>
                  </text:list-item>
                  <text:list-item>
                    <text:p>Croupier (passivo)</text:p>
                  </text:list-item>
                  <text:list-item>
                    <text:p>Points (passivo)</text:p>
                  </text:list-item>
                </text:list>
                <text:p/>
                <text:p/>
              </text:list-item>
            </text:list>
          </draw:text-box>
        </draw:frame>
        <draw:custom-shape draw:style-name="gr3" draw:text-style-name="P3" xml:id="id1" draw:id="id1" draw:layer="layout" svg:width="3.8cm" svg:height="1.6cm" svg:x="5.6cm" svg:y="17.4cm">
          <text:p text:style-name="P3">P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3.8cm" svg:height="1.6cm" svg:x="17.6cm" svg:y="17.4cm">
          <text:p text:style-name="P3">Croupi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9.4cm" svg:y1="18.2cm" svg:x2="17.6cm" svg:y2="18.2cm" draw:start-shape="id1" draw:start-glue-point="1" draw:end-shape="id2" draw:end-glue-point="3" svg:d="m9400 18200h8200" svg:viewBox="0 0 8201 1">
          <text:p/>
        </draw:connector>
        <draw:custom-shape draw:style-name="gr3" draw:text-style-name="P3" xml:id="id3" draw:id="id3" draw:layer="layout" svg:width="3.8cm" svg:height="1.6cm" svg:x="12.4cm" svg:y="15.8cm">
          <text:p text:style-name="P3">Poi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9.4cm" svg:y1="18.2cm" svg:x2="12.4cm" svg:y2="16.6cm" draw:start-shape="id1" draw:start-glue-point="1" draw:end-shape="id3" draw:end-glue-point="3" svg:d="m9400 18200 3000-1600" svg:viewBox="0 0 3001 1601">
          <text:p/>
        </draw:connector>
        <draw:custom-shape draw:style-name="gr3" draw:text-style-name="P3" xml:id="id4" draw:id="id4" draw:layer="layout" svg:width="4.4cm" svg:height="1.8cm" svg:x="14.8cm" svg:y="12.2cm">
          <text:p text:style-name="P3">M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17cm" svg:y1="14cm" svg:x2="14.3cm" svg:y2="15.8cm" draw:start-shape="id4" draw:start-glue-point="2" draw:end-shape="id3" draw:end-glue-point="0" svg:d="m17000 14000-2700 1800" svg:viewBox="0 0 2701 1801">
          <text:p/>
        </draw:connector>
        <draw:connector draw:style-name="gr5" draw:text-style-name="P4" draw:layer="layout" draw:type="line" svg:x1="14.8cm" svg:y1="13.1cm" svg:x2="7.5cm" svg:y2="17.4cm" draw:start-shape="id4" draw:start-glue-point="3" draw:end-shape="id1" draw:end-glue-point="0" svg:d="m14800 13100-7300 4300" svg:viewBox="0 0 7301 4301">
          <text:p text:style-name="P3"><text:span text:style-name="T4">&lt;instantiate&gt;</text:span></text:p>
        </draw:connector>
        <draw:connector draw:style-name="gr5" draw:text-style-name="P4" draw:layer="layout" draw:type="line" svg:x1="17cm" svg:y1="14cm" svg:x2="19.5cm" svg:y2="17.4cm" draw:start-shape="id4" draw:start-glue-point="2" draw:end-shape="id2" draw:end-glue-point="0" svg:d="m17000 14000 2500 3400" svg:viewBox="0 0 2501 3401">
          <text:p text:style-name="P3"><text:span text:style-name="T4">&lt;instantiate&gt;</text:span></text:p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Triangle_20_unfilled" draw:display-name="Triangle unfilled" svg:viewBox="0 0 3000 3000" svg:d="m1500 0 1500 3000h-3000zm0 447-1176 2353h235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 draw:fill-image-width="0cm" draw:fill-image-height="0cm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3T13:41:24</meta:creation-date>
    <dc:date>2013-05-14T10:20:23</dc:date>
    <meta:editing-duration>P5DT14H50M25S</meta:editing-duration>
    <meta:editing-cycles>21</meta:editing-cycles>
    <meta:generator>LibreOffice/3.5$Linux_X86_64 LibreOffice_project/350m1$Build-2</meta:generator>
    <meta:document-statistic meta:object-count="69"/>
  </office:meta>
</office:document-meta>
</file>